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1aa63c" officeooo:paragraph-rsid="001aa63c"/>
    </style:style>
    <style:style style:name="P2" style:family="paragraph" style:parent-style-name="Text_20_body">
      <style:text-properties officeooo:rsid="001aa63c" officeooo:paragraph-rsid="001aa63c"/>
    </style:style>
    <style:style style:name="P3" style:family="paragraph" style:parent-style-name="Text_20_body">
      <style:text-properties officeooo:rsid="001aa63c" officeooo:paragraph-rsid="00411bfa"/>
    </style:style>
    <style:style style:name="P4" style:family="paragraph" style:parent-style-name="Text_20_body">
      <style:text-properties officeooo:rsid="001aa63c" officeooo:paragraph-rsid="004d9838"/>
    </style:style>
    <style:style style:name="P5" style:family="paragraph" style:parent-style-name="Text_20_body">
      <style:text-properties officeooo:rsid="001aa63c" officeooo:paragraph-rsid="004f4aa4"/>
    </style:style>
    <style:style style:name="P6" style:family="paragraph" style:parent-style-name="Text_20_body">
      <style:text-properties officeooo:paragraph-rsid="001aa63c"/>
    </style:style>
    <style:style style:name="P7" style:family="paragraph" style:parent-style-name="Text_20_body">
      <style:text-properties officeooo:rsid="001ea611" officeooo:paragraph-rsid="001ea611"/>
    </style:style>
    <style:style style:name="P8" style:family="paragraph" style:parent-style-name="Text_20_body">
      <style:text-properties officeooo:paragraph-rsid="001f0f10"/>
    </style:style>
    <style:style style:name="P9" style:family="paragraph" style:parent-style-name="Text_20_body">
      <style:text-properties officeooo:paragraph-rsid="00215615"/>
    </style:style>
    <style:style style:name="P10" style:family="paragraph" style:parent-style-name="Text_20_body">
      <style:text-properties officeooo:paragraph-rsid="003b2482"/>
    </style:style>
    <style:style style:name="P11" style:family="paragraph" style:parent-style-name="Text_20_body">
      <style:text-properties officeooo:paragraph-rsid="00403413"/>
    </style:style>
    <style:style style:name="P12" style:family="paragraph" style:parent-style-name="Text_20_body">
      <style:text-properties officeooo:paragraph-rsid="00411bfa"/>
    </style:style>
    <style:style style:name="P13" style:family="paragraph" style:parent-style-name="Text_20_body">
      <style:text-properties officeooo:paragraph-rsid="0049161e"/>
    </style:style>
    <style:style style:name="P14" style:family="paragraph" style:parent-style-name="Text_20_body">
      <style:text-properties officeooo:paragraph-rsid="004a39ff"/>
    </style:style>
    <style:style style:name="P15" style:family="paragraph" style:parent-style-name="Text_20_body">
      <style:text-properties officeooo:rsid="0024a48f" officeooo:paragraph-rsid="004d9838"/>
    </style:style>
    <style:style style:name="P16" style:family="paragraph" style:parent-style-name="Text_20_body">
      <style:text-properties officeooo:paragraph-rsid="004d9838"/>
    </style:style>
    <style:style style:name="P17" style:family="paragraph" style:parent-style-name="Text_20_body">
      <style:text-properties officeooo:paragraph-rsid="004f4aa4"/>
    </style:style>
    <style:style style:name="P18" style:family="paragraph" style:parent-style-name="Preformatted_20_Text">
      <style:text-properties officeooo:paragraph-rsid="001f0f10"/>
    </style:style>
    <style:style style:name="P19" style:family="paragraph" style:parent-style-name="Preformatted_20_Text">
      <style:text-properties officeooo:paragraph-rsid="00215615"/>
    </style:style>
    <style:style style:name="P20" style:family="paragraph" style:parent-style-name="Preformatted_20_Text">
      <style:text-properties officeooo:paragraph-rsid="00411bfa"/>
    </style:style>
    <style:style style:name="P21" style:family="paragraph" style:parent-style-name="Preformatted_20_Text">
      <style:text-properties officeooo:paragraph-rsid="004d9838"/>
    </style:style>
    <style:style style:name="P22" style:family="paragraph" style:parent-style-name="Preformatted_20_Text">
      <style:text-properties officeooo:paragraph-rsid="004f4aa4"/>
    </style:style>
    <style:style style:name="P23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215615"/>
    </style:style>
    <style:style style:name="P24" style:family="paragraph" style:parent-style-name="Text_20_body">
      <style:text-properties officeooo:rsid="0024a48f" officeooo:paragraph-rsid="004f4aa4"/>
    </style:style>
    <style:style style:name="P25" style:family="paragraph" style:parent-style-name="Text_20_body">
      <style:text-properties officeooo:paragraph-rsid="005a42bd"/>
    </style:style>
    <style:style style:name="P26" style:family="paragraph" style:parent-style-name="Text_20_body">
      <style:text-properties officeooo:paragraph-rsid="005bce2d"/>
    </style:style>
    <style:style style:name="P27" style:family="paragraph" style:parent-style-name="Heading_20_1">
      <style:text-properties officeooo:rsid="001aa63c" officeooo:paragraph-rsid="001aa63c"/>
    </style:style>
    <style:style style:name="P28" style:family="paragraph" style:parent-style-name="Heading_20_1">
      <style:text-properties officeooo:rsid="001aa63c" officeooo:paragraph-rsid="00411bfa"/>
    </style:style>
    <style:style style:name="P29" style:family="paragraph" style:parent-style-name="Heading_20_1">
      <style:text-properties officeooo:rsid="001aa63c" officeooo:paragraph-rsid="004d9838"/>
    </style:style>
    <style:style style:name="P30" style:family="paragraph" style:parent-style-name="Heading_20_1">
      <style:text-properties officeooo:rsid="001aa63c" officeooo:paragraph-rsid="004f4aa4"/>
    </style:style>
    <style:style style:name="P31" style:family="paragraph" style:parent-style-name="Heading_20_1">
      <style:text-properties officeooo:rsid="001aa63c" officeooo:paragraph-rsid="005a42bd"/>
    </style:style>
    <style:style style:name="P32" style:family="paragraph" style:parent-style-name="Heading_20_2">
      <style:text-properties officeooo:rsid="001aa63c" officeooo:paragraph-rsid="001aa63c"/>
    </style:style>
    <style:style style:name="P33" style:family="paragraph" style:parent-style-name="Heading_20_2">
      <style:text-properties officeooo:rsid="001aa63c" officeooo:paragraph-rsid="003ea197"/>
    </style:style>
    <style:style style:name="P34" style:family="paragraph" style:parent-style-name="Heading_20_2">
      <style:text-properties officeooo:rsid="001aa63c" officeooo:paragraph-rsid="003ef48c"/>
    </style:style>
    <style:style style:name="P35" style:family="paragraph" style:parent-style-name="Heading_20_2">
      <style:text-properties officeooo:rsid="001aa63c" officeooo:paragraph-rsid="00411bfa"/>
    </style:style>
    <style:style style:name="P36" style:family="paragraph" style:parent-style-name="Heading_20_2">
      <style:text-properties officeooo:rsid="001aa63c" officeooo:paragraph-rsid="004d9838"/>
    </style:style>
    <style:style style:name="P37" style:family="paragraph" style:parent-style-name="Heading_20_2">
      <style:text-properties officeooo:rsid="001aa63c" officeooo:paragraph-rsid="004f4aa4"/>
    </style:style>
    <style:style style:name="P38" style:family="paragraph" style:parent-style-name="Heading_20_2">
      <style:text-properties officeooo:rsid="001aa63c" officeooo:paragraph-rsid="005a42bd"/>
    </style:style>
    <style:style style:name="P39" style:family="paragraph" style:parent-style-name="Heading_20_2">
      <style:text-properties officeooo:rsid="001aa63c" officeooo:paragraph-rsid="005bce2d"/>
    </style:style>
    <style:style style:name="P40" style:family="paragraph" style:parent-style-name="Heading_20_2">
      <style:text-properties officeooo:rsid="0024a48f" officeooo:paragraph-rsid="00411bfa"/>
    </style:style>
    <style:style style:name="P41" style:family="paragraph" style:parent-style-name="Preformatted_20_Text">
      <style:text-properties officeooo:paragraph-rsid="005a42bd"/>
    </style:style>
    <style:style style:name="P42" style:family="paragraph" style:parent-style-name="Preformatted_20_Text">
      <style:text-properties officeooo:paragraph-rsid="005bce2d"/>
    </style:style>
    <style:style style:name="T1" style:family="text">
      <style:text-properties officeooo:rsid="001aa6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a63c" style:font-weight-asian="normal" style:font-weight-complex="normal"/>
    </style:style>
    <style:style style:name="T4" style:family="text">
      <style:text-properties fo:font-weight="normal" officeooo:rsid="00240e75" style:font-weight-asian="normal" style:font-weight-complex="normal"/>
    </style:style>
    <style:style style:name="T5" style:family="text">
      <style:text-properties fo:font-weight="normal" officeooo:rsid="00336276" style:font-weight-asian="normal" style:font-weight-complex="normal"/>
    </style:style>
    <style:style style:name="T6" style:family="text">
      <style:text-properties fo:font-weight="normal" officeooo:rsid="00374c1b" style:font-weight-asian="normal" style:font-weight-complex="normal"/>
    </style:style>
    <style:style style:name="T7" style:family="text">
      <style:text-properties fo:font-weight="normal" officeooo:rsid="004192a0" style:font-weight-asian="normal" style:font-weight-complex="normal"/>
    </style:style>
    <style:style style:name="T8" style:family="text">
      <style:text-properties fo:font-weight="normal" officeooo:rsid="004d9838" style:font-weight-asian="normal" style:font-weight-complex="normal"/>
    </style:style>
    <style:style style:name="T9" style:family="text">
      <style:text-properties fo:font-weight="normal" officeooo:rsid="0050fd91" style:font-weight-asian="normal" style:font-weight-complex="normal"/>
    </style:style>
    <style:style style:name="T10" style:family="text">
      <style:text-properties fo:font-weight="normal" officeooo:rsid="0057c655" style:font-weight-asian="normal" style:font-weight-complex="normal"/>
    </style:style>
    <style:style style:name="T11" style:family="text">
      <style:text-properties fo:font-weight="normal" officeooo:rsid="005a42bd" style:font-weight-asian="normal" style:font-weight-complex="normal"/>
    </style:style>
    <style:style style:name="T12" style:family="text">
      <style:text-properties fo:font-weight="normal" officeooo:rsid="005bce2d" style:font-weight-asian="normal" style:font-weight-complex="normal"/>
    </style:style>
    <style:style style:name="T13" style:family="text">
      <style:text-properties fo:font-weight="normal" officeooo:rsid="005dc8c4" style:font-weight-asian="normal" style:font-weight-complex="normal"/>
    </style:style>
    <style:style style:name="T14" style:family="text">
      <style:text-properties officeooo:rsid="001d854e"/>
    </style:style>
    <style:style style:name="T15" style:family="text">
      <style:text-properties officeooo:rsid="001fe487"/>
    </style:style>
    <style:style style:name="T16" style:family="text">
      <style:text-properties officeooo:rsid="003cbdc6"/>
    </style:style>
    <style:style style:name="T17" style:family="text">
      <style:text-properties officeooo:rsid="003ea197"/>
    </style:style>
    <style:style style:name="T18" style:family="text">
      <style:text-properties officeooo:rsid="003ef48c"/>
    </style:style>
    <style:style style:name="T19" style:family="text">
      <style:text-properties officeooo:rsid="00403413"/>
    </style:style>
    <style:style style:name="T20" style:family="text">
      <style:text-properties officeooo:rsid="00411bfa"/>
    </style:style>
    <style:style style:name="T21" style:family="text">
      <style:text-properties officeooo:rsid="00445b59"/>
    </style:style>
    <style:style style:name="T22" style:family="text">
      <style:text-properties officeooo:rsid="0047a651"/>
    </style:style>
    <style:style style:name="T23" style:family="text">
      <style:text-properties officeooo:rsid="0049161e"/>
    </style:style>
    <style:style style:name="T24" style:family="text">
      <style:text-properties officeooo:rsid="004a39ff"/>
    </style:style>
    <style:style style:name="T25" style:family="text">
      <style:text-properties officeooo:rsid="004c8237"/>
    </style:style>
    <style:style style:name="T26" style:family="text">
      <style:text-properties officeooo:rsid="004d9838"/>
    </style:style>
    <style:style style:name="T27" style:family="text">
      <style:text-properties officeooo:rsid="0050fd91"/>
    </style:style>
    <style:style style:name="T28" style:family="text">
      <style:text-properties officeooo:rsid="0051ca6c"/>
    </style:style>
    <style:style style:name="T29" style:family="text">
      <style:text-properties officeooo:rsid="00539c82"/>
    </style:style>
    <style:style style:name="T30" style:family="text">
      <style:text-properties officeooo:rsid="00558490"/>
    </style:style>
    <style:style style:name="T31" style:family="text">
      <style:text-properties officeooo:rsid="0057c655"/>
    </style:style>
    <style:style style:name="T32" style:family="text">
      <style:text-properties officeooo:rsid="005a42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Controller</text:span> API Documentation</text:p>
      <text:p text:style-name="P2"/>
      <text:h text:style-name="P27" text:outline-level="1"><text:span text:style-name="T16">VM</text:span> <text:span text:style-name="T16">Requests</text:span>:</text:h>
      <text:h text:style-name="P32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vms/</text:span></text:span></text:h>
      <text:p text:style-name="P6"><text:span text:style-name="Source_20_Text"><text:span text:style-name="T3">Method: </text:span></text:span></text:p>
      <text:p text:style-name="Preformatted_20_Text"><text:span text:style-name="Source_20_Text"><text:tab/>- </text:span><text:span text:style-name="Source_20_Text"><text:span text:style-name="T16">POST (VM Creation Request)</text:span></text:span></text:p>
      <text:p text:style-name="P6"><text:span text:style-name="Source_20_Text"><text:span text:style-name="T1">Body:</text:span></text:span></text:p>
      <text:p text:style-name="P10"><text:span text:style-name="Source_20_Text"><text:tab/>{</text:span></text:p>
      <text:p text:style-name="P10"><text:tab/><text:tab/>"name": "<text:span text:style-name="T14">VM Name</text:span>",</text:p>
      <text:p text:style-name="P10"><text:tab/><text:tab/>"description": "<text:span text:style-name="T14">VM Description</text:span>",</text:p>
      <text:p text:style-name="P10"><text:tab/><text:tab/>"<text:span text:style-name="T16">owner</text:span>": "<text:span text:style-name="T26">Workspace Name</text:span>",</text:p>
      <text:p text:style-name="P14"><text:tab/><text:tab/>"network<text:span text:style-name="T24">s</text:span>": <text:span text:style-name="T24">[</text:span>"Network-<text:span text:style-name="T24">01</text:span> <text:span text:style-name="T14">Name</text:span>", "Network-<text:span text:style-name="T24">02</text:span> <text:span text:style-name="T14">Name</text:span>", <text:span text:style-name="T24">]</text:span>,</text:p>
      <text:p text:style-name="P10"><text:tab/><text:tab/>"area": "Area <text:span text:style-name="T14">Name</text:span>",</text:p>
      <text:p text:style-name="P10"><text:tab/><text:tab/>"template": "Template <text:span text:style-name="T14">Name</text:span>",</text:p>
      <text:p text:style-name="P13"><text:tab/><text:tab/>"<text:span text:style-name="T23">password</text:span>": "<text:span text:style-name="T23">hashed password</text:span>"</text:p>
      <text:p text:style-name="P10"><text:span text:style-name="Source_20_Text"><text:tab/>}</text:span></text:p>
      <text:p text:style-name="P7"/>
      <text:h text:style-name="P33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vms/</text:span></text:span></text:h>
      <text:p text:style-name="P8"><text:span text:style-name="Source_20_Text"><text:span text:style-name="T3">Method: </text:span></text:span></text:p>
      <text:p text:style-name="P18"><text:span text:style-name="Source_20_Text"><text:tab/>- </text:span><text:span text:style-name="Source_20_Text"><text:span text:style-name="T17">DELETE (VM Deletion Request)</text:span></text:span></text:p>
      <text:p text:style-name="P8"><text:span text:style-name="Source_20_Text"><text:span text:style-name="T1">Body:</text:span></text:span></text:p>
      <text:p text:style-name="P8"><text:span text:style-name="Source_20_Text"><text:tab/>{</text:span></text:p>
      <text:p text:style-name="P8"><text:tab/><text:tab/>"name": "<text:span text:style-name="T15">Network Name</text:span>",</text:p>
      <text:p text:style-name="P8"><text:tab/><text:tab/>"<text:span text:style-name="T17">owner</text:span>": "<text:span text:style-name="T26">Workspace Name</text:span>"</text:p>
      <text:p text:style-name="P8"><text:tab/>}</text:p>
      <text:p text:style-name="P8"/>
      <text:p text:style-name="P8"/>
      <text:h text:style-name="P34" text:outline-level="2"><text:soft-page-break/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vms/</text:span></text:span></text:h>
      <text:p text:style-name="P9"><text:span text:style-name="Source_20_Text"><text:span text:style-name="T3">Methods: </text:span></text:span></text:p>
      <text:p text:style-name="P19"><text:span text:style-name="Source_20_Text"><text:tab/>- </text:span><text:span text:style-name="Source_20_Text"><text:span text:style-name="T18">PUT (Edit VM Information)</text:span></text:span></text:p>
      <text:p text:style-name="P9"><text:span text:style-name="Source_20_Text"><text:span text:style-name="T1">Body:</text:span></text:span></text:p>
      <text:p text:style-name="P9"><text:span text:style-name="Source_20_Text"><text:tab/>{</text:span></text:p>
      <text:p text:style-name="P9"><text:tab/><text:tab/>"name": "<text:span text:style-name="T14">VM Name</text:span>",</text:p>
      <text:p text:style-name="P9"><text:tab/><text:tab/>"<text:span text:style-name="T19">owner</text:span>": "<text:span text:style-name="T26">Workspace Name</text:span>",</text:p>
      <text:p text:style-name="P11"><text:tab/><text:tab/>"<text:span text:style-name="T19">update_dict</text:span>": <text:span text:style-name="T19">{</text:span></text:p>
      <text:p text:style-name="P11"><text:tab/><text:tab/><text:tab/><text:tab/>"<text:span text:style-name="T19">name</text:span>": "N<text:span text:style-name="T19">ew VM Name</text:span>",</text:p>
      <text:p text:style-name="P9"><text:tab/><text:tab/><text:tab/><text:tab/>"<text:span text:style-name="T19">description</text:span>": "<text:span text:style-name="T19">New VM Description</text:span>",</text:p>
      <text:p text:style-name="P14"><text:tab/><text:tab/><text:tab/><text:tab/>"<text:span text:style-name="T24">new_</text:span>network<text:span text:style-name="T24">s</text:span>": <text:span text:style-name="T24">[{“name”: </text:span>"Network-<text:span text:style-name="T24">01</text:span> <text:span text:style-name="T14">Name</text:span>"<text:span text:style-name="T25">}</text:span>,<text:span text:style-name="T24">]</text:span></text:p>
      <text:p text:style-name="P9"><text:tab/><text:tab/><text:tab/><text:tab/><text:span text:style-name="T19">}</text:span></text:p>
      <text:p text:style-name="P23"><text:tab/>}</text:p>
      <text:h text:style-name="P28" text:outline-level="1"/>
      <text:h text:style-name="P28" text:outline-level="1"><text:span text:style-name="T20">Network</text:span> <text:span text:style-name="T16">Requests</text:span>:</text:h>
      <text:h text:style-name="P35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7">network</text:span></text:span><text:span text:style-name="Source_20_Text"><text:span text:style-name="T2">s/</text:span></text:span></text:h>
      <text:p text:style-name="P12"><text:span text:style-name="Source_20_Text"><text:span text:style-name="T3">Method: </text:span></text:span></text:p>
      <text:p text:style-name="P20"><text:span text:style-name="Source_20_Text"><text:tab/>- </text:span><text:span text:style-name="Source_20_Text"><text:span text:style-name="T16">POST ( Creation Request)</text:span></text:span></text:p>
      <text:p text:style-name="P12"><text:span text:style-name="Source_20_Text"><text:span text:style-name="T1">Body:</text:span></text:span></text:p>
      <text:p text:style-name="P12"><text:span text:style-name="Source_20_Text"><text:tab/>{</text:span></text:p>
      <text:p text:style-name="P12"><text:tab/><text:tab/>"name": "<text:span text:style-name="T21">Network Name</text:span>",</text:p>
      <text:p text:style-name="P12"><text:tab/><text:tab/>"description": "<text:span text:style-name="T21">Network Description</text:span>",</text:p>
      <text:p text:style-name="P12"><text:tab/><text:tab/>"<text:span text:style-name="T16">owner</text:span>": "<text:span text:style-name="T26">Workspace Name</text:span>"</text:p>
      <text:p text:style-name="P12"><text:span text:style-name="Source_20_Text"><text:tab/>}</text:span></text:p>
      <text:h text:style-name="P35" text:outline-level="2"><text:span text:style-name="Source_20_Text"><text:span text:style-name="T2"/></text:span></text:h>
      <text:p text:style-name="P3"><text:span text:style-name="Source_20_Text"><text:span text:style-name="T2"/></text:span></text:p>
      <text:h text:style-name="P35" text:outline-level="2"><text:soft-page-break/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7">network</text:span></text:span><text:span text:style-name="Source_20_Text"><text:span text:style-name="T2">s/</text:span></text:span></text:h>
      <text:p text:style-name="P12"><text:span text:style-name="Source_20_Text"><text:span text:style-name="T3">Method: </text:span></text:span></text:p>
      <text:p text:style-name="P20"><text:span text:style-name="Source_20_Text"><text:tab/>- </text:span><text:span text:style-name="Source_20_Text"><text:span text:style-name="T17">DELETE (Network Deletion Request)</text:span></text:span></text:p>
      <text:p text:style-name="P12"><text:span text:style-name="Source_20_Text"><text:span text:style-name="T1">Body:</text:span></text:span></text:p>
      <text:p text:style-name="P12"><text:span text:style-name="Source_20_Text"><text:tab/>{</text:span></text:p>
      <text:p text:style-name="P12"><text:tab/><text:tab/>"name": "<text:span text:style-name="T15">Network Name</text:span>",</text:p>
      <text:p text:style-name="P12"><text:tab/><text:tab/>"<text:span text:style-name="T17">owner</text:span>": "<text:span text:style-name="T26">Workspace Name</text:span>"</text:p>
      <text:p text:style-name="P12"><text:tab/>}</text:p>
      <text:p text:style-name="P12"/>
      <text:p text:style-name="P12"/>
      <text:h text:style-name="P35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7">network</text:span></text:span><text:span text:style-name="Source_20_Text"><text:span text:style-name="T2">s/</text:span></text:span></text:h>
      <text:p text:style-name="P12"><text:span text:style-name="Source_20_Text"><text:span text:style-name="T3">Methods: </text:span></text:span></text:p>
      <text:p text:style-name="P20"><text:span text:style-name="Source_20_Text"><text:tab/>- </text:span><text:span text:style-name="Source_20_Text"><text:span text:style-name="T18">PUT (Edit Network Information)</text:span></text:span></text:p>
      <text:p text:style-name="P12"><text:span text:style-name="Source_20_Text"><text:span text:style-name="T1">Body:</text:span></text:span></text:p>
      <text:p text:style-name="P12"><text:span text:style-name="Source_20_Text"><text:tab/>{</text:span></text:p>
      <text:p text:style-name="P12"><text:tab/><text:tab/>"name": "<text:span text:style-name="T22">Network Name</text:span>",</text:p>
      <text:p text:style-name="P12"><text:tab/><text:tab/>"<text:span text:style-name="T19">owner</text:span>": "<text:span text:style-name="T26">Workspace Name</text:span>",</text:p>
      <text:p text:style-name="P12"><text:tab/><text:tab/>"<text:span text:style-name="T19">update_dict</text:span>": <text:span text:style-name="T19">{</text:span></text:p>
      <text:p text:style-name="P12"><text:tab/><text:tab/><text:tab/><text:tab/>"<text:span text:style-name="T19">name</text:span>": "N<text:span text:style-name="T19">ew Network Name</text:span>",</text:p>
      <text:p text:style-name="P12"><text:tab/><text:tab/><text:tab/><text:tab/>"<text:span text:style-name="T19">description</text:span>": "<text:span text:style-name="T19">New Network Description</text:span>"</text:p>
      <text:p text:style-name="P12"><text:tab/><text:tab/><text:tab/><text:tab/><text:span text:style-name="T19">}</text:span></text:p>
      <text:p text:style-name="P12"><text:tab/>}</text:p>
      <text:h text:style-name="P40" text:outline-level="2"><text:span text:style-name="Source_20_Text"><text:span text:style-name="T4"/></text:span></text:h>
      <text:h text:style-name="P29" text:outline-level="1"><text:span text:style-name="T26">Router</text:span> <text:span text:style-name="T16">Requests</text:span>:</text:h>
      <text:h text:style-name="P36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8">router</text:span></text:span><text:span text:style-name="Source_20_Text"><text:span text:style-name="T2">s/</text:span></text:span></text:h>
      <text:p text:style-name="P16"><text:span text:style-name="Source_20_Text"><text:span text:style-name="T3">Method: </text:span></text:span></text:p>
      <text:p text:style-name="P21"><text:span text:style-name="Source_20_Text"><text:tab/>- </text:span><text:span text:style-name="Source_20_Text"><text:span text:style-name="T16">POST (Router Creation Request)</text:span></text:span></text:p>
      <text:p text:style-name="P16"><text:span text:style-name="Source_20_Text"><text:span text:style-name="T1">Body:</text:span></text:span></text:p>
      <text:p text:style-name="P16"><text:soft-page-break/><text:span text:style-name="Source_20_Text"><text:tab/>{</text:span></text:p>
      <text:p text:style-name="P16"><text:tab/><text:tab/>"name": "<text:span text:style-name="T26">Router Name</text:span>",</text:p>
      <text:p text:style-name="P16"><text:tab/><text:tab/>"<text:span text:style-name="T16">owner</text:span>": "<text:span text:style-name="T26">Workspace Name</text:span>"</text:p>
      <text:p text:style-name="P16"><text:span text:style-name="Source_20_Text"><text:tab/>}</text:span></text:p>
      <text:h text:style-name="P36" text:outline-level="2"><text:span text:style-name="Source_20_Text"><text:span text:style-name="T2"/></text:span></text:h>
      <text:p text:style-name="P4"><text:span text:style-name="Source_20_Text"><text:span text:style-name="T2"/></text:span></text:p>
      <text:h text:style-name="P36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8">router</text:span></text:span><text:span text:style-name="Source_20_Text"><text:span text:style-name="T2">s/</text:span></text:span></text:h>
      <text:p text:style-name="P16"><text:span text:style-name="Source_20_Text"><text:span text:style-name="T3">Method: </text:span></text:span></text:p>
      <text:p text:style-name="P21"><text:span text:style-name="Source_20_Text"><text:tab/>- </text:span><text:span text:style-name="Source_20_Text"><text:span text:style-name="T17">DELETE (Router Deletion Request)</text:span></text:span></text:p>
      <text:p text:style-name="P16"><text:span text:style-name="Source_20_Text"><text:span text:style-name="T1">Body:</text:span></text:span></text:p>
      <text:p text:style-name="P16"><text:span text:style-name="Source_20_Text"><text:tab/>{</text:span></text:p>
      <text:p text:style-name="P16"><text:tab/><text:tab/>"name": "<text:span text:style-name="T26">Router Name</text:span>",</text:p>
      <text:p text:style-name="P16"><text:tab/><text:tab/>"<text:span text:style-name="T17">owner</text:span>": "<text:span text:style-name="T17">User Name</text:span>"</text:p>
      <text:p text:style-name="P16"><text:tab/>}</text:p>
      <text:p text:style-name="P16"/>
      <text:p text:style-name="P16"/>
      <text:h text:style-name="P36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8">router</text:span></text:span><text:span text:style-name="Source_20_Text"><text:span text:style-name="T2">s/</text:span></text:span></text:h>
      <text:p text:style-name="P16"><text:span text:style-name="Source_20_Text"><text:span text:style-name="T3">Methods: </text:span></text:span></text:p>
      <text:p text:style-name="P21"><text:span text:style-name="Source_20_Text"><text:tab/>- </text:span><text:span text:style-name="Source_20_Text"><text:span text:style-name="T18">PUT (Edit Network Information)</text:span></text:span></text:p>
      <text:p text:style-name="P16"><text:span text:style-name="Source_20_Text"><text:span text:style-name="T1">Body:</text:span></text:span></text:p>
      <text:p text:style-name="P16"><text:span text:style-name="Source_20_Text"><text:tab/>{</text:span></text:p>
      <text:p text:style-name="P16"><text:tab/><text:tab/>"name": "<text:span text:style-name="T26">router Name</text:span>",</text:p>
      <text:p text:style-name="P16"><text:tab/><text:tab/>"<text:span text:style-name="T19">owner</text:span>": "<text:span text:style-name="T26">Workspace Name</text:span>",</text:p>
      <text:p text:style-name="P16"><text:tab/><text:tab/>"<text:span text:style-name="T19">update_dict</text:span>": <text:span text:style-name="T19">{</text:span></text:p>
      <text:p text:style-name="P16"><text:tab/><text:tab/><text:tab/><text:tab/>"<text:span text:style-name="T19">name</text:span>": "N<text:span text:style-name="T19">ew Router Name</text:span>"</text:p>
      <text:p text:style-name="P16"><text:tab/><text:tab/><text:tab/><text:tab/><text:span text:style-name="T19">}</text:span></text:p>
      <text:p text:style-name="P15"><text:span text:style-name="Source_20_Text"><text:span text:style-name="T4"><text:tab/>}</text:span></text:span></text:p>
      <text:p text:style-name="P15"><text:span text:style-name="Source_20_Text"><text:span text:style-name="T4"/></text:span></text:p>
      <text:h text:style-name="P30" text:outline-level="1"><text:soft-page-break/><text:span text:style-name="T26">Router</text:span> <text:span text:style-name="T28">Interface Requests</text:span>:</text:h>
      <text:h text:style-name="P37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9">interface</text:span></text:span><text:span text:style-name="Source_20_Text"><text:span text:style-name="T2">s/</text:span></text:span></text:h>
      <text:p text:style-name="P17"><text:span text:style-name="Source_20_Text"><text:span text:style-name="T3">Method: </text:span></text:span></text:p>
      <text:p text:style-name="P22"><text:span text:style-name="Source_20_Text"><text:tab/>- </text:span><text:span text:style-name="Source_20_Text"><text:span text:style-name="T16">POST (Router Interface Creation Request)</text:span></text:span></text:p>
      <text:p text:style-name="P17"><text:span text:style-name="Source_20_Text"><text:span text:style-name="T1">Body:</text:span></text:span></text:p>
      <text:p text:style-name="P17"><text:span text:style-name="Source_20_Text"><text:tab/>{</text:span></text:p>
      <text:p text:style-name="P17"><text:tab/><text:tab/>"n<text:span text:style-name="T27">etwork</text:span>": "<text:span text:style-name="T27">Interface Network</text:span>",</text:p>
      <text:p text:style-name="P17"><text:tab/><text:tab/>"<text:span text:style-name="T16">owner</text:span>": "<text:span text:style-name="T26">Workspace Name</text:span>",</text:p>
      <text:p text:style-name="P17"><text:tab/><text:tab/>“<text:span text:style-name="T27">router</text:span>”: “<text:span text:style-name="T27">Router Name</text:span>”,</text:p>
      <text:p text:style-name="P17"><text:tab/><text:tab/>“<text:span text:style-name="T27">ip</text:span>”: “<text:span text:style-name="T27">10.10.10.1/24</text:span>”</text:p>
      <text:p text:style-name="P17"><text:span text:style-name="Source_20_Text"><text:tab/>}</text:span></text:p>
      <text:h text:style-name="P37" text:outline-level="2"><text:span text:style-name="Source_20_Text"><text:span text:style-name="T2"/></text:span></text:h>
      <text:p text:style-name="P5"><text:span text:style-name="Source_20_Text"><text:span text:style-name="T2"/></text:span></text:p>
      <text:h text:style-name="P37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0">interface</text:span></text:span><text:span text:style-name="Source_20_Text"><text:span text:style-name="T2">s/</text:span></text:span></text:h>
      <text:p text:style-name="P17"><text:span text:style-name="Source_20_Text"><text:span text:style-name="T3">Method: </text:span></text:span></text:p>
      <text:p text:style-name="P22"><text:span text:style-name="Source_20_Text"><text:tab/>- </text:span><text:span text:style-name="Source_20_Text"><text:span text:style-name="T17">DELETE (Router Interface Deletion Request)</text:span></text:span></text:p>
      <text:p text:style-name="P17"><text:span text:style-name="Source_20_Text"><text:span text:style-name="T1">Body:</text:span></text:span></text:p>
      <text:p text:style-name="P17"><text:span text:style-name="Source_20_Text"><text:tab/>{</text:span></text:p>
      <text:p text:style-name="P17"><text:tab/><text:tab/>"n<text:span text:style-name="T29">etwork</text:span>": "<text:span text:style-name="T26">Interface Network</text:span>",</text:p>
      <text:p text:style-name="P17"><text:tab/><text:tab/>"<text:span text:style-name="T17">owner</text:span>": "<text:span text:style-name="T17">User Name</text:span>",</text:p>
      <text:p text:style-name="P17"><text:tab/><text:tab/>“<text:span text:style-name="T30">router</text:span>”: “<text:span text:style-name="T30">Router Name</text:span>”</text:p>
      <text:p text:style-name="P17"><text:tab/>}</text:p>
      <text:p text:style-name="P17"/>
      <text:p text:style-name="P17"/>
      <text:h text:style-name="P37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0">interface</text:span></text:span><text:span text:style-name="Source_20_Text"><text:span text:style-name="T2">s/</text:span></text:span></text:h>
      <text:p text:style-name="P17"><text:span text:style-name="Source_20_Text"><text:span text:style-name="T3">Methods: </text:span></text:span></text:p>
      <text:p text:style-name="P22"><text:span text:style-name="Source_20_Text"><text:tab/>- </text:span><text:span text:style-name="Source_20_Text"><text:span text:style-name="T18">PUT (Edit Router Interface Information)</text:span></text:span></text:p>
      <text:p text:style-name="P17"><text:span text:style-name="Source_20_Text"><text:span text:style-name="T1">Body:</text:span></text:span></text:p>
      <text:p text:style-name="P17"><text:soft-page-break/><text:span text:style-name="Source_20_Text"><text:tab/>{</text:span></text:p>
      <text:p text:style-name="P17"><text:tab/><text:tab/>"<text:span text:style-name="T31">router</text:span>": "<text:span text:style-name="T26">router Name</text:span>",</text:p>
      <text:p text:style-name="P17"><text:tab/><text:tab/>“<text:span text:style-name="T31">network</text:span>”: “<text:span text:style-name="T31">network name</text:span>”</text:p>
      <text:p text:style-name="P17"><text:tab/><text:tab/>"<text:span text:style-name="T19">owner</text:span>": "<text:span text:style-name="T26">Workspace Name</text:span>",</text:p>
      <text:p text:style-name="P17"><text:tab/><text:tab/>"<text:span text:style-name="T19">update_dict</text:span>": <text:span text:style-name="T19">{</text:span></text:p>
      <text:p text:style-name="P17"><text:tab/><text:tab/><text:tab/><text:tab/>"<text:span text:style-name="T31">ip</text:span>": "<text:span text:style-name="T31">20.10.16.254/24</text:span>"</text:p>
      <text:p text:style-name="P17"><text:tab/><text:tab/><text:tab/><text:tab/><text:span text:style-name="T19">}</text:span></text:p>
      <text:p text:style-name="P24"><text:span text:style-name="Source_20_Text"><text:span text:style-name="T4"><text:tab/>}</text:span></text:span></text:p>
      <text:p text:style-name="P24"><text:span text:style-name="Source_20_Text"><text:span text:style-name="T4"/></text:span></text:p>
      <text:h text:style-name="P31" text:outline-level="1"><text:span text:style-name="T32">Tasks Requests</text:span>:</text:h>
      <text:h text:style-name="P38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1">tasks</text:span></text:span><text:span text:style-name="Source_20_Text"><text:span text:style-name="T2">/</text:span></text:span><text:span text:style-name="Source_20_Text"><text:span text:style-name="T12">&lt;workspace&gt;/</text:span></text:span></text:h>
      <text:p text:style-name="P25"><text:span text:style-name="Source_20_Text"><text:span text:style-name="T3">Method: </text:span></text:span></text:p>
      <text:p text:style-name="P41"><text:span text:style-name="Source_20_Text"><text:tab/>- </text:span><text:span text:style-name="Source_20_Text"><text:span text:style-name="T32">GET (retrieves all tasks for a workspace)</text:span></text:span></text:p>
      <text:p text:style-name="P41"><text:span text:style-name="Source_20_Text"/></text:p>
      <text:h text:style-name="P39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3">running_</text:span></text:span><text:span text:style-name="Source_20_Text"><text:span text:style-name="T11">tasks</text:span></text:span><text:span text:style-name="Source_20_Text"><text:span text:style-name="T2">/</text:span></text:span><text:span text:style-name="Source_20_Text"><text:span text:style-name="T12">&lt;workspace&gt;/</text:span></text:span></text:h>
      <text:p text:style-name="P26"><text:span text:style-name="Source_20_Text"><text:span text:style-name="T3">Method: </text:span></text:span></text:p>
      <text:p text:style-name="P42"><text:span text:style-name="Source_20_Text"><text:tab/>- </text:span><text:span text:style-name="Source_20_Text"><text:span text:style-name="T32">GET (retrieves running tasks of a workspace)</text:span></text:span></text:p>
      <text:p text:style-name="P42"><text:span text:style-name="Source_20_Text"/></text:p>
      <text:h text:style-name="P39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3">finished_</text:span></text:span><text:span text:style-name="Source_20_Text"><text:span text:style-name="T11">tasks</text:span></text:span><text:span text:style-name="Source_20_Text"><text:span text:style-name="T2">/</text:span></text:span><text:span text:style-name="Source_20_Text"><text:span text:style-name="T12">&lt;workspace&gt;/</text:span></text:span></text:h>
      <text:p text:style-name="P26"><text:span text:style-name="Source_20_Text"><text:span text:style-name="T3">Method: </text:span></text:span></text:p>
      <text:p text:style-name="P42"><text:span text:style-name="Source_20_Text"><text:tab/>- </text:span><text:span text:style-name="Source_20_Text"><text:span text:style-name="T32">GET (retrieves finished tasks of a workspace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7:19:02.457948538</meta:creation-date>
    <dc:date>2018-06-02T09:52:03.579662406</dc:date>
    <meta:editing-duration>PT5H47M49S</meta:editing-duration>
    <meta:editing-cycles>61</meta:editing-cycles>
    <meta:generator>LibreOffice/5.4.7.2$Linux_X86_64 LibreOffice_project/40$Build-2</meta:generator>
    <meta:document-statistic meta:table-count="0" meta:image-count="0" meta:object-count="0" meta:page-count="6" meta:paragraph-count="136" meta:word-count="324" meta:character-count="2598" meta:non-whitespace-character-count="2236"/>
  </office:meta>
</office:document-meta>
</file>